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9a8a" officeooo:paragraph-rsid="00159a8a"/>
    </style:style>
    <style:style style:name="P2" style:family="paragraph" style:parent-style-name="Standard">
      <style:paragraph-properties fo:text-align="justify" style:justify-single-word="false"/>
      <style:text-properties officeooo:rsid="00179139" officeooo:paragraph-rsid="00179139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9a8a" officeooo:paragraph-rsid="00159a8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59a8a"/>
    </style:style>
    <style:style style:name="T1" style:family="text">
      <style:text-properties officeooo:rsid="00159a8a"/>
    </style:style>
    <style:style style:name="T2" style:family="text">
      <style:text-properties officeooo:rsid="00179139"/>
    </style:style>
    <style:style style:name="T3" style:family="text">
      <style:text-properties officeooo:rsid="0018cc1b"/>
    </style:style>
    <style:style style:name="T4" style:family="text">
      <style:text-properties officeooo:rsid="001a738e"/>
    </style:style>
    <style:style style:name="T5" style:family="text">
      <style:text-properties officeooo:rsid="001b94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source<text:span text:style-name="T4">s</text:span> Tangible<text:span text:style-name="T4">s</text:span> :</text:p>
      <text:p text:style-name="P3">- Ressources Physiques :</text:p>
      <text:p text:style-name="P1"/>
      <text:p text:style-name="P1"/>
      <text:p text:style-name="P3">- Ressources Financière :</text:p>
      <text:p text:style-name="P2"><text:tab/>- <text:span text:style-name="T3">Coûts de formations élevés : </text:span>Montant trop important consacré à la formation et à l’entrainement de ses employés.</text:p>
      <text:p text:style-name="P1"><text:tab/>- <text:span text:style-name="T2">Mauvaise planification financière : Disney n’a pas prévu l’arrivé des platformes de streaming comme Netflix et a perdu pr</text:span><text:span text:style-name="T5">ès</text:span><text:span text:style-name="T2"> de 71 milliards de dollars en rachetant 21st Century Fox.</text:span></text:p>
      <text:p text:style-name="P1"/>
      <text:p text:style-name="P3">- Ressources Humaines :</text:p>
      <text:p text:style-name="P1"><text:tab/>- <text:span text:style-name="T3">Racisme : </text:span><text:span text:style-name="T4">Affaire de bad buzz avec une histoire de commentaire racistes de Barbara Fedida, une cadre supérieur de Disney.</text:span></text:p>
      <text:p text:style-name="P1"/>
      <text:p text:style-name="P1"/>
      <text:p text:style-name="P1"/>
      <text:p text:style-name="P1"/>
      <text:p text:style-name="P1">Ressources Intangible<text:span text:style-name="T4">s</text:span> :</text:p>
      <text:p text:style-name="P3">- Ressources Technologiques :</text:p>
      <text:p text:style-name="P1"/>
      <text:p text:style-name="P1"/>
      <text:p text:style-name="P3">- Ressources Organisationnelles :</text:p>
      <text:p text:style-name="P1"><text:tab/>- <text:span text:style-name="T5">Problèmes de sécurités des employés : plus de 700 artistes exigent un environnement de travail plus sûr vis-à-vis des menaces des fans.</text:span></text:p>
      <text:p text:style-name="P1"/>
      <text:p text:style-name="P3">- Ressources Mercatiques :</text:p>
      <text:p text:style-name="P1"><text:tab/>- <text:span text:style-name="T3">Vulnérabilité aux concurrents : Peu de publicité en dehors de celles des ventes de leurs produits.</text:span></text:p>
      <text:p text:style-name="P4"><text:span text:style-name="T1"><text:tab/>- </text:span><text:span text:style-name="T3">Manques de stocks : Disney est souvent en sous productions par rapport à la demand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www.edrawsoft.com/fr/article/disney-swot-analysis.html" text:style-name="Internet_20_link" text:visited-style-name="Visited_20_Internet_20_Link">https://www.edrawsoft.com/fr/article/disney-swot-analysis.html</text:a></text:p>
      <text:p text:style-name="P1"><text:a xlink:type="simple" xlink:href="https://bstrategyhub.com/swot-analysis-of-disney-2019-disney-swot-analysis" text:style-name="Internet_20_link" text:visited-style-name="Visited_20_Internet_20_Link">https://bstrategyhub.com/swot-analysis-of-disney-2019-disney-swot-analysis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08:23:42.282199006</meta:creation-date>
    <dc:date>2022-11-30T09:15:53.060353674</dc:date>
    <meta:editing-duration>PT21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58" meta:character-count="1091" meta:non-whitespace-character-count="943"/>
  </office:meta>
</office:document-meta>
</file>